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15.13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126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2.01pt solid #000000" fo:border-right="0.74pt solid #000000" fo:border-top="2.01pt solid #000000"/>
    </style:style>
    <style:style style:name="ce2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2.01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2.01pt solid #000000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2.01pt solid #000000" fo:border-top="2.01pt solid #000000"/>
    </style:style>
    <style:style style:name="ce8" style:family="table-cell" style:parent-style-name="Default">
      <style:table-cell-properties fo:border-bottom="0.74pt solid #000000" fo:border-left="0.74pt solid #000000" fo:border-right="2.01pt solid #000000" fo:border-top="0.74pt solid #000000"/>
    </style:style>
    <style:style style:name="ce9" style:family="table-cell" style:parent-style-name="Default">
      <style:table-cell-properties fo:border-bottom="2.01pt solid #000000" fo:border-left="0.74pt solid #000000" fo:border-right="2.01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8"/>
        <table:table-row table:style-name="ro1">
          <table:table-cell table:style-name="ce1" office:value-type="string" calcext:value-type="string">
            <text:p>Cat Name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7" office:value-type="string" calcext:value-type="string">
            <text:p>Option</text:p>
          </table:table-cell>
        </table:table-row>
        <table:table-row table:style-name="ro1">
          <table:table-cell office:value-type="string" calcext:value-type="string">
            <text:p>Setting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xit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Selection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ggle No Questions asked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ggle noCurrentReleaseRep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eta Release toggl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Kernel upgrad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positories updat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positories upgrad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nstall additional basic utilties and applications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stall my selection of Universe applications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nstall and configure Flatpak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etup the home directories to link to the data disk directories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reate test data directories on data drive.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nstall KDE Desktop from backports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Upgrae KDE to Beta KDE on backports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laceholder for KDE Desktop settings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stall Gnome Desktop from backports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nome Settings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ownCloudClient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opbox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nSync for GoogleDrive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string" calcext:value-type="string">
            <text:p>NordVPN Setu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et options for an Ubuntu Beta install with PPA references to a previous version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tils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te Dock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oublecmd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eeFileSync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owerline</text:p>
          </table:table-cell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Bleachbit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itwarden Password Manager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tacer Linux system info and cleaner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tcher USB Loader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UNetbootin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Y-PPA Manager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ootRepair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rEFInd Boot Manager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Install extra fon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ternet &amp; email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Google Chrome browser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pera browser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hunderbird email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Evolution email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ailspring desktop email client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kype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Winds RSS Reader and Podcast applic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ps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office:value-type="string" calcext:value-type="string">
            <text:p>Favorite Book Reader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alibre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nbox - Android Box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LibreCA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Install Development Apps and IDEs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t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Bashdb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PyCharm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Visual Studio Code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rackets IDE</text:p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ostman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sciiDoc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Oracle Java Latest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Oracle Java 8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Oracle Java 9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Add Ruby Repositori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oto &amp; Image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Photography Apps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Variety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Digikam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Darktable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RapidPhotoDownloader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Image Editing Applications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Inkscap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usic &amp; Video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usic and Video Applications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Google Play Music Desktop Player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Spotif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irtualization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Docker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etup for a VirtualBox guest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VirtualBox Host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etup for a Vmware guest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Vagrant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KV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Laptop Display Drivers for Intel en Nvidia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DisplayLink</text:p>
          </table:table-cell>
        </table:table-row>
        <table:table-row table:style-name="ro1">
          <table:table-cell table:style-name="ce3"/>
          <table:table-cell table:style-name="ce6" table:number-columns-repeated="3"/>
          <table:table-cell table:style-name="ce9"/>
        </table:table-row>
      </table:table>
      <table:named-expressions/>
      <table:database-ranges>
        <table:database-range table:name="__Anonymous_Sheet_DB__0" table:target-range-address="Sheet1.D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00/00/00</text:date>, <text:time style:data-style-name="N2" text:time-value="09:48:51.075950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1:13:19.742622801</meta:creation-date>
    <dc:date>2019-03-08T09:49:18.229661720</dc:date>
    <meta:editing-duration>PT14H11M41S</meta:editing-duration>
    <meta:editing-cycles>8</meta:editing-cycles>
    <meta:generator>LibreOffice/6.1.4.2$Linux_X86_64 LibreOffice_project/10$Build-2</meta:generator>
    <meta:print-date>2018-11-21T12:54:26.966922771</meta:print-date>
    <meta:document-statistic meta:table-count="1" meta:cell-count="250" meta:object-count="0"/>
  </office:meta>
</office:document-meta>
</file>